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style:font-weight-complex="bold" fo:language="en" fo:country="NL"/>
    </style:style>
    <style:style style:name="P3" style:parent-style-name="Standaard" style:family="paragraph">
      <style:text-properties fo:font-weight="bold" style:font-weight-asian="bold" style:font-weight-complex="bold" fo:language="en" fo:country="NL"/>
    </style:style>
    <style:style style:name="P4" style:parent-style-name="Standaard" style:family="paragraph">
      <style:text-properties fo:language="en" fo:country="NL"/>
    </style:style>
    <style:style style:name="P5" style:parent-style-name="Standaard" style:family="paragraph">
      <style:text-properties fo:font-weight="bold" style:font-weight-asian="bold" style:font-weight-complex="bold" fo:language="en" fo:country="NL"/>
    </style:style>
    <style:style style:name="P6" style:parent-style-name="Standaard" style:family="paragraph">
      <style:text-properties fo:font-weight="bold" style:font-weight-asian="bold" style:font-weight-complex="bold" fo:language="en" fo:country="NL"/>
    </style:style>
    <style:style style:name="P7" style:parent-style-name="Standaard" style:list-style-name="LFO1" style:family="paragraph"/>
    <style:style style:name="T8" style:parent-style-name="Standaardalinea-lettertype" style:family="text">
      <style:text-properties fo:font-weight="bold" style:font-weight-asian="bold" style:font-weight-complex="bold" fo:language="en" fo:country="NL"/>
    </style:style>
    <style:style style:name="T9" style:parent-style-name="Standaardalinea-lettertype" style:family="text">
      <style:text-properties fo:language="en" fo:country="NL"/>
    </style:style>
    <style:style style:name="P10" style:parent-style-name="Standaard" style:list-style-name="LFO1" style:family="paragraph"/>
    <style:style style:name="T11" style:parent-style-name="Standaardalinea-lettertype" style:family="text">
      <style:text-properties fo:font-weight="bold" style:font-weight-asian="bold" style:font-weight-complex="bold" fo:language="en" fo:country="NL"/>
    </style:style>
    <style:style style:name="T12" style:parent-style-name="Standaardalinea-lettertype" style:family="text">
      <style:text-properties fo:language="en" fo:country="NL"/>
    </style:style>
    <style:style style:name="P13" style:parent-style-name="Standaard" style:list-style-name="LFO1" style:family="paragraph"/>
    <style:style style:name="T14" style:parent-style-name="Standaardalinea-lettertype" style:family="text">
      <style:text-properties fo:font-weight="bold" style:font-weight-asian="bold" style:font-weight-complex="bold" fo:language="en" fo:country="NL"/>
    </style:style>
    <style:style style:name="P15" style:parent-style-name="Standaard" style:list-style-name="LFO1" style:family="paragraph">
      <style:text-properties fo:language="en" fo:country="NL"/>
    </style:style>
    <style:style style:name="P16" style:parent-style-name="Standaard" style:list-style-name="LFO1" style:family="paragraph">
      <style:text-properties fo:language="en" fo:country="NL"/>
    </style:style>
    <style:style style:name="P17" style:parent-style-name="Standaard" style:list-style-name="LFO1" style:family="paragraph">
      <style:text-properties fo:language="en" fo:country="NL"/>
    </style:style>
    <style:style style:name="P18" style:parent-style-name="Standaard" style:list-style-name="LFO1" style:family="paragraph">
      <style:text-properties fo:language="en" fo:country="NL"/>
    </style:style>
    <style:style style:name="P19" style:parent-style-name="Standaard" style:family="paragraph">
      <style:text-properties fo:font-weight="bold" style:font-weight-asian="bold" style:font-weight-complex="bold" fo:language="en" fo:country="NL"/>
    </style:style>
    <style:style style:name="P20" style:parent-style-name="Standaard" style:list-style-name="LFO2" style:family="paragraph"/>
    <style:style style:name="T21" style:parent-style-name="Standaardalinea-lettertype" style:family="text">
      <style:text-properties fo:font-weight="bold" style:font-weight-asian="bold" style:font-weight-complex="bold" fo:language="en" fo:country="NL"/>
    </style:style>
    <style:style style:name="T22" style:parent-style-name="Standaardalinea-lettertype" style:family="text">
      <style:text-properties fo:language="en" fo:country="NL"/>
    </style:style>
    <style:style style:name="P23" style:parent-style-name="Standaard" style:list-style-name="LFO2" style:family="paragraph"/>
    <style:style style:name="T24" style:parent-style-name="Standaardalinea-lettertype" style:family="text">
      <style:text-properties fo:font-weight="bold" style:font-weight-asian="bold" style:font-weight-complex="bold" fo:language="en" fo:country="NL"/>
    </style:style>
    <style:style style:name="T25" style:parent-style-name="Standaardalinea-lettertype" style:family="text">
      <style:text-properties fo:language="en" fo:country="NL"/>
    </style:style>
    <style:style style:name="P26" style:parent-style-name="Standaard" style:list-style-name="LFO2" style:family="paragraph"/>
    <style:style style:name="T27" style:parent-style-name="Standaardalinea-lettertype" style:family="text">
      <style:text-properties fo:font-weight="bold" style:font-weight-asian="bold" style:font-weight-complex="bold" fo:language="en" fo:country="NL"/>
    </style:style>
    <style:style style:name="P28" style:parent-style-name="Standaard" style:list-style-name="LFO2" style:family="paragraph">
      <style:text-properties fo:language="en" fo:country="NL"/>
    </style:style>
    <style:style style:name="P29" style:parent-style-name="Standaard" style:list-style-name="LFO2" style:family="paragraph">
      <style:text-properties fo:language="en" fo:country="NL"/>
    </style:style>
    <style:style style:name="P30" style:parent-style-name="Standaard" style:list-style-name="LFO2" style:family="paragraph">
      <style:text-properties fo:language="en" fo:country="NL"/>
    </style:style>
    <style:style style:name="P31" style:parent-style-name="Standaard" style:family="paragraph">
      <style:text-properties fo:font-weight="bold" style:font-weight-asian="bold" style:font-weight-complex="bold" fo:language="en" fo:country="NL"/>
    </style:style>
    <style:style style:name="P32" style:parent-style-name="Standaard" style:list-style-name="LFO3" style:family="paragraph"/>
    <style:style style:name="T33" style:parent-style-name="Standaardalinea-lettertype" style:family="text">
      <style:text-properties fo:font-weight="bold" style:font-weight-asian="bold" style:font-weight-complex="bold" fo:language="en" fo:country="NL"/>
    </style:style>
    <style:style style:name="T34" style:parent-style-name="Standaardalinea-lettertype" style:family="text">
      <style:text-properties fo:language="en" fo:country="NL"/>
    </style:style>
    <style:style style:name="P35" style:parent-style-name="Standaard" style:list-style-name="LFO3" style:family="paragraph"/>
    <style:style style:name="T36" style:parent-style-name="Standaardalinea-lettertype" style:family="text">
      <style:text-properties fo:font-weight="bold" style:font-weight-asian="bold" style:font-weight-complex="bold" fo:language="en" fo:country="NL"/>
    </style:style>
    <style:style style:name="T37" style:parent-style-name="Standaardalinea-lettertype" style:family="text">
      <style:text-properties fo:language="en" fo:country="NL"/>
    </style:style>
    <style:style style:name="P38" style:parent-style-name="Standaard" style:list-style-name="LFO3" style:family="paragraph"/>
    <style:style style:name="T39" style:parent-style-name="Standaardalinea-lettertype" style:family="text">
      <style:text-properties fo:font-weight="bold" style:font-weight-asian="bold" style:font-weight-complex="bold" fo:language="en" fo:country="NL"/>
    </style:style>
    <style:style style:name="P40" style:parent-style-name="Standaard" style:list-style-name="LFO3" style:family="paragraph">
      <style:text-properties fo:language="en" fo:country="NL"/>
    </style:style>
    <style:style style:name="P41" style:parent-style-name="Standaard" style:list-style-name="LFO3" style:family="paragraph">
      <style:text-properties fo:language="en" fo:country="NL"/>
    </style:style>
    <style:style style:name="P42" style:parent-style-name="Standaard" style:list-style-name="LFO3" style:family="paragraph">
      <style:text-properties fo:language="en" fo:country="NL"/>
    </style:style>
    <style:style style:name="P43" style:parent-style-name="Standaard" style:family="paragraph">
      <style:text-properties fo:font-weight="bold" style:font-weight-asian="bold" style:font-weight-complex="bold" fo:language="en" fo:country="NL"/>
    </style:style>
    <style:style style:name="P44" style:parent-style-name="Standaard" style:list-style-name="LFO4" style:family="paragraph"/>
    <style:style style:name="T45" style:parent-style-name="Standaardalinea-lettertype" style:family="text">
      <style:text-properties fo:font-weight="bold" style:font-weight-asian="bold" style:font-weight-complex="bold" fo:language="en" fo:country="NL"/>
    </style:style>
    <style:style style:name="T46" style:parent-style-name="Standaardalinea-lettertype" style:family="text">
      <style:text-properties fo:language="en" fo:country="NL"/>
    </style:style>
    <style:style style:name="P47" style:parent-style-name="Standaard" style:list-style-name="LFO4" style:family="paragraph"/>
    <style:style style:name="T48" style:parent-style-name="Standaardalinea-lettertype" style:family="text">
      <style:text-properties fo:font-weight="bold" style:font-weight-asian="bold" style:font-weight-complex="bold" fo:language="en" fo:country="NL"/>
    </style:style>
    <style:style style:name="T49" style:parent-style-name="Standaardalinea-lettertype" style:family="text">
      <style:text-properties fo:language="en" fo:country="NL"/>
    </style:style>
    <style:style style:name="P50" style:parent-style-name="Standaard" style:list-style-name="LFO4" style:family="paragraph"/>
    <style:style style:name="T51" style:parent-style-name="Standaardalinea-lettertype" style:family="text">
      <style:text-properties fo:font-weight="bold" style:font-weight-asian="bold" style:font-weight-complex="bold" fo:language="en" fo:country="NL"/>
    </style:style>
    <style:style style:name="P52" style:parent-style-name="Standaard" style:list-style-name="LFO4" style:family="paragraph">
      <style:text-properties fo:language="en" fo:country="NL"/>
    </style:style>
    <style:style style:name="P53" style:parent-style-name="Standaard" style:list-style-name="LFO4" style:family="paragraph">
      <style:text-properties fo:language="en" fo:country="NL"/>
    </style:style>
    <style:style style:name="P54" style:parent-style-name="Standaard" style:list-style-name="LFO4" style:family="paragraph">
      <style:text-properties fo:language="en" fo:country="NL"/>
    </style:style>
    <style:style style:name="P55" style:parent-style-name="Standaard" style:family="paragraph">
      <style:text-properties fo:font-weight="bold" style:font-weight-asian="bold" style:font-weight-complex="bold" fo:language="en" fo:country="NL"/>
    </style:style>
    <style:style style:name="P56" style:parent-style-name="Standaard" style:list-style-name="LFO5" style:family="paragraph"/>
    <style:style style:name="T57" style:parent-style-name="Standaardalinea-lettertype" style:family="text">
      <style:text-properties fo:font-weight="bold" style:font-weight-asian="bold" style:font-weight-complex="bold" fo:language="en" fo:country="NL"/>
    </style:style>
    <style:style style:name="T58" style:parent-style-name="Standaardalinea-lettertype" style:family="text">
      <style:text-properties fo:language="en" fo:country="NL"/>
    </style:style>
    <style:style style:name="P59" style:parent-style-name="Standaard" style:list-style-name="LFO5" style:family="paragraph"/>
    <style:style style:name="T60" style:parent-style-name="Standaardalinea-lettertype" style:family="text">
      <style:text-properties fo:font-weight="bold" style:font-weight-asian="bold" style:font-weight-complex="bold" fo:language="en" fo:country="NL"/>
    </style:style>
    <style:style style:name="T61" style:parent-style-name="Standaardalinea-lettertype" style:family="text">
      <style:text-properties fo:language="en" fo:country="NL"/>
    </style:style>
    <style:style style:name="P62" style:parent-style-name="Standaard" style:list-style-name="LFO5" style:family="paragraph"/>
    <style:style style:name="T63" style:parent-style-name="Standaardalinea-lettertype" style:family="text">
      <style:text-properties fo:font-weight="bold" style:font-weight-asian="bold" style:font-weight-complex="bold" fo:language="en" fo:country="NL"/>
    </style:style>
    <style:style style:name="P64" style:parent-style-name="Standaard" style:list-style-name="LFO5" style:family="paragraph">
      <style:text-properties fo:language="en" fo:country="NL"/>
    </style:style>
    <style:style style:name="P65" style:parent-style-name="Standaard" style:list-style-name="LFO5" style:family="paragraph">
      <style:text-properties fo:language="en" fo:country="NL"/>
    </style:style>
    <style:style style:name="P66" style:parent-style-name="Standaard" style:list-style-name="LFO5" style:family="paragraph">
      <style:text-properties fo:language="en" fo:country="NL"/>
    </style:style>
    <style:style style:name="P67" style:parent-style-name="Standaard" style:family="paragraph">
      <style:text-properties fo:font-weight="bold" style:font-weight-asian="bold" style:font-weight-complex="bold" fo:language="en" fo:country="NL"/>
    </style:style>
    <style:style style:name="P68" style:parent-style-name="Standaard" style:family="paragraph">
      <style:text-properties fo:font-weight="bold" style:font-weight-asian="bold" style:font-weight-complex="bold" fo:language="en" fo:country="NL"/>
    </style:style>
    <style:style style:name="P69" style:parent-style-name="Standaard" style:list-style-name="LFO6" style:family="paragraph"/>
    <style:style style:name="T70" style:parent-style-name="Standaardalinea-lettertype" style:family="text">
      <style:text-properties fo:font-weight="bold" style:font-weight-asian="bold" style:font-weight-complex="bold" fo:language="en" fo:country="NL"/>
    </style:style>
    <style:style style:name="T71" style:parent-style-name="Standaardalinea-lettertype" style:family="text">
      <style:text-properties fo:language="en" fo:country="NL"/>
    </style:style>
    <style:style style:name="P72" style:parent-style-name="Standaard" style:list-style-name="LFO6" style:family="paragraph"/>
    <style:style style:name="T73" style:parent-style-name="Standaardalinea-lettertype" style:family="text">
      <style:text-properties fo:font-weight="bold" style:font-weight-asian="bold" style:font-weight-complex="bold" fo:language="en" fo:country="NL"/>
    </style:style>
    <style:style style:name="T74" style:parent-style-name="Standaardalinea-lettertype" style:family="text">
      <style:text-properties fo:language="en" fo:country="NL"/>
    </style:style>
    <style:style style:name="P75" style:parent-style-name="Standaard" style:list-style-name="LFO6" style:family="paragraph"/>
    <style:style style:name="T76" style:parent-style-name="Standaardalinea-lettertype" style:family="text">
      <style:text-properties fo:font-weight="bold" style:font-weight-asian="bold" style:font-weight-complex="bold" fo:language="en" fo:country="NL"/>
    </style:style>
    <style:style style:name="P77" style:parent-style-name="Standaard" style:list-style-name="LFO6" style:family="paragraph">
      <style:text-properties fo:language="en" fo:country="NL"/>
    </style:style>
    <style:style style:name="P78" style:parent-style-name="Standaard" style:list-style-name="LFO6" style:family="paragraph">
      <style:text-properties fo:language="en" fo:country="NL"/>
    </style:style>
    <style:style style:name="P79" style:parent-style-name="Standaard" style:list-style-name="LFO6" style:family="paragraph">
      <style:text-properties fo:language="en" fo:country="NL"/>
    </style:style>
    <style:style style:name="P80" style:parent-style-name="Standaard" style:family="paragraph">
      <style:text-properties fo:font-weight="bold" style:font-weight-asian="bold" style:font-weight-complex="bold" fo:language="en" fo:country="NL"/>
    </style:style>
    <style:style style:name="P81" style:parent-style-name="Standaard" style:list-style-name="LFO7" style:family="paragraph"/>
    <style:style style:name="T82" style:parent-style-name="Standaardalinea-lettertype" style:family="text">
      <style:text-properties fo:font-weight="bold" style:font-weight-asian="bold" style:font-weight-complex="bold" fo:language="en" fo:country="NL"/>
    </style:style>
    <style:style style:name="T83" style:parent-style-name="Standaardalinea-lettertype" style:family="text">
      <style:text-properties fo:language="en" fo:country="NL"/>
    </style:style>
    <style:style style:name="P84" style:parent-style-name="Standaard" style:list-style-name="LFO7" style:family="paragraph"/>
    <style:style style:name="T85" style:parent-style-name="Standaardalinea-lettertype" style:family="text">
      <style:text-properties fo:font-weight="bold" style:font-weight-asian="bold" style:font-weight-complex="bold" fo:language="en" fo:country="NL"/>
    </style:style>
    <style:style style:name="T86" style:parent-style-name="Standaardalinea-lettertype" style:family="text">
      <style:text-properties fo:language="en" fo:country="NL"/>
    </style:style>
    <style:style style:name="P87" style:parent-style-name="Standaard" style:list-style-name="LFO7" style:family="paragraph"/>
    <style:style style:name="T88" style:parent-style-name="Standaardalinea-lettertype" style:family="text">
      <style:text-properties fo:font-weight="bold" style:font-weight-asian="bold" style:font-weight-complex="bold" fo:language="en" fo:country="NL"/>
    </style:style>
    <style:style style:name="P89" style:parent-style-name="Standaard" style:list-style-name="LFO7" style:family="paragraph">
      <style:text-properties fo:language="en" fo:country="NL"/>
    </style:style>
    <style:style style:name="P90" style:parent-style-name="Standaard" style:list-style-name="LFO7" style:family="paragraph">
      <style:text-properties fo:language="en" fo:country="NL"/>
    </style:style>
    <style:style style:name="P91" style:parent-style-name="Standaard" style:list-style-name="LFO7" style:family="paragraph">
      <style:text-properties fo:language="en" fo:country="NL"/>
    </style:style>
    <style:style style:name="P92" style:parent-style-name="Standaard" style:family="paragraph">
      <style:text-properties fo:font-weight="bold" style:font-weight-asian="bold" style:font-weight-complex="bold" fo:language="en" fo:country="NL"/>
    </style:style>
    <style:style style:name="P93" style:parent-style-name="Standaard" style:list-style-name="LFO8" style:family="paragraph"/>
    <style:style style:name="T94" style:parent-style-name="Standaardalinea-lettertype" style:family="text">
      <style:text-properties fo:font-weight="bold" style:font-weight-asian="bold" style:font-weight-complex="bold" fo:language="en" fo:country="NL"/>
    </style:style>
    <style:style style:name="T95" style:parent-style-name="Standaardalinea-lettertype" style:family="text">
      <style:text-properties fo:language="en" fo:country="NL"/>
    </style:style>
    <style:style style:name="P96" style:parent-style-name="Standaard" style:list-style-name="LFO8" style:family="paragraph"/>
    <style:style style:name="T97" style:parent-style-name="Standaardalinea-lettertype" style:family="text">
      <style:text-properties fo:font-weight="bold" style:font-weight-asian="bold" style:font-weight-complex="bold" fo:language="en" fo:country="NL"/>
    </style:style>
    <style:style style:name="T98" style:parent-style-name="Standaardalinea-lettertype" style:family="text">
      <style:text-properties fo:language="en" fo:country="NL"/>
    </style:style>
    <style:style style:name="P99" style:parent-style-name="Standaard" style:list-style-name="LFO8" style:family="paragraph"/>
    <style:style style:name="T100" style:parent-style-name="Standaardalinea-lettertype" style:family="text">
      <style:text-properties fo:font-weight="bold" style:font-weight-asian="bold" style:font-weight-complex="bold" fo:language="en" fo:country="NL"/>
    </style:style>
    <style:style style:name="P101" style:parent-style-name="Standaard" style:list-style-name="LFO8" style:family="paragraph">
      <style:text-properties fo:language="en" fo:country="NL"/>
    </style:style>
    <style:style style:name="P102" style:parent-style-name="Standaard" style:list-style-name="LFO8" style:family="paragraph">
      <style:text-properties fo:language="en" fo:country="NL"/>
    </style:style>
    <style:style style:name="P103" style:parent-style-name="Standaard" style:list-style-name="LFO8" style:family="paragraph">
      <style:text-properties fo:language="en" fo:country="NL"/>
    </style:style>
    <style:style style:name="P104" style:parent-style-name="Standaard" style:family="paragraph">
      <style:text-properties fo:font-weight="bold" style:font-weight-asian="bold" style:font-weight-complex="bold" fo:language="en" fo:country="NL"/>
    </style:style>
    <style:style style:name="P105" style:parent-style-name="Standaard" style:list-style-name="LFO9" style:family="paragraph"/>
    <style:style style:name="T106" style:parent-style-name="Standaardalinea-lettertype" style:family="text">
      <style:text-properties fo:font-weight="bold" style:font-weight-asian="bold" style:font-weight-complex="bold" fo:language="en" fo:country="NL"/>
    </style:style>
    <style:style style:name="T107" style:parent-style-name="Standaardalinea-lettertype" style:family="text">
      <style:text-properties fo:language="en" fo:country="NL"/>
    </style:style>
    <style:style style:name="P108" style:parent-style-name="Standaard" style:list-style-name="LFO9" style:family="paragraph"/>
    <style:style style:name="T109" style:parent-style-name="Standaardalinea-lettertype" style:family="text">
      <style:text-properties fo:font-weight="bold" style:font-weight-asian="bold" style:font-weight-complex="bold" fo:language="en" fo:country="NL"/>
    </style:style>
    <style:style style:name="T110" style:parent-style-name="Standaardalinea-lettertype" style:family="text">
      <style:text-properties fo:language="en" fo:country="NL"/>
    </style:style>
    <style:style style:name="P111" style:parent-style-name="Standaard" style:list-style-name="LFO9" style:family="paragraph"/>
    <style:style style:name="T112" style:parent-style-name="Standaardalinea-lettertype" style:family="text">
      <style:text-properties fo:font-weight="bold" style:font-weight-asian="bold" style:font-weight-complex="bold" fo:language="en" fo:country="NL"/>
    </style:style>
    <style:style style:name="P113" style:parent-style-name="Standaard" style:list-style-name="LFO9" style:family="paragraph">
      <style:text-properties fo:language="en" fo:country="NL"/>
    </style:style>
    <style:style style:name="P114" style:parent-style-name="Standaard" style:list-style-name="LFO9" style:family="paragraph">
      <style:text-properties fo:language="en" fo:country="NL"/>
    </style:style>
    <style:style style:name="P115" style:parent-style-name="Standaard" style:list-style-name="LFO9" style:family="paragraph">
      <style:text-properties fo:language="en" fo:country="NL"/>
    </style:style>
    <style:style style:name="P116" style:parent-style-name="Standaard" style:family="paragraph">
      <style:text-properties fo:font-weight="bold" style:font-weight-asian="bold" style:font-weight-complex="bold" fo:language="en" fo:country="NL"/>
    </style:style>
    <style:style style:name="P117" style:parent-style-name="Standaard" style:list-style-name="LFO10" style:family="paragraph"/>
    <style:style style:name="T118" style:parent-style-name="Standaardalinea-lettertype" style:family="text">
      <style:text-properties fo:font-weight="bold" style:font-weight-asian="bold" style:font-weight-complex="bold" fo:language="en" fo:country="NL"/>
    </style:style>
    <style:style style:name="T119" style:parent-style-name="Standaardalinea-lettertype" style:family="text">
      <style:text-properties fo:language="en" fo:country="NL"/>
    </style:style>
    <style:style style:name="P120" style:parent-style-name="Standaard" style:list-style-name="LFO10" style:family="paragraph"/>
    <style:style style:name="T121" style:parent-style-name="Standaardalinea-lettertype" style:family="text">
      <style:text-properties fo:font-weight="bold" style:font-weight-asian="bold" style:font-weight-complex="bold" fo:language="en" fo:country="NL"/>
    </style:style>
    <style:style style:name="T122" style:parent-style-name="Standaardalinea-lettertype" style:family="text">
      <style:text-properties fo:language="en" fo:country="NL"/>
    </style:style>
    <style:style style:name="P123" style:parent-style-name="Standaard" style:list-style-name="LFO10" style:family="paragraph"/>
    <style:style style:name="T124" style:parent-style-name="Standaardalinea-lettertype" style:family="text">
      <style:text-properties fo:font-weight="bold" style:font-weight-asian="bold" style:font-weight-complex="bold" fo:language="en" fo:country="NL"/>
    </style:style>
    <style:style style:name="P125" style:parent-style-name="Standaard" style:list-style-name="LFO10" style:family="paragraph">
      <style:text-properties fo:language="en" fo:country="NL"/>
    </style:style>
    <style:style style:name="P126" style:parent-style-name="Standaard" style:list-style-name="LFO10" style:family="paragraph">
      <style:text-properties fo:language="en" fo:country="NL"/>
    </style:style>
    <style:style style:name="P127" style:parent-style-name="Standaard" style:list-style-name="LFO10" style:family="paragraph">
      <style:text-properties fo:language="en" fo:country="NL"/>
    </style:style>
    <style:style style:name="P128" style:parent-style-name="Standaard" style:family="paragraph">
      <style:text-properties fo:font-weight="bold" style:font-weight-asian="bold" style:font-weight-complex="bold" fo:language="en" fo:country="NL"/>
    </style:style>
    <style:style style:name="P129" style:parent-style-name="Standaard" style:list-style-name="LFO11" style:family="paragraph"/>
    <style:style style:name="T130" style:parent-style-name="Standaardalinea-lettertype" style:family="text">
      <style:text-properties fo:font-weight="bold" style:font-weight-asian="bold" style:font-weight-complex="bold" fo:language="en" fo:country="NL"/>
    </style:style>
    <style:style style:name="T131" style:parent-style-name="Standaardalinea-lettertype" style:family="text">
      <style:text-properties fo:language="en" fo:country="NL"/>
    </style:style>
    <style:style style:name="P132" style:parent-style-name="Standaard" style:list-style-name="LFO11" style:family="paragraph"/>
    <style:style style:name="T133" style:parent-style-name="Standaardalinea-lettertype" style:family="text">
      <style:text-properties fo:font-weight="bold" style:font-weight-asian="bold" style:font-weight-complex="bold" fo:language="en" fo:country="NL"/>
    </style:style>
    <style:style style:name="T134" style:parent-style-name="Standaardalinea-lettertype" style:family="text">
      <style:text-properties fo:language="en" fo:country="NL"/>
    </style:style>
    <style:style style:name="P135" style:parent-style-name="Standaard" style:list-style-name="LFO11" style:family="paragraph"/>
    <style:style style:name="T136" style:parent-style-name="Standaardalinea-lettertype" style:family="text">
      <style:text-properties fo:font-weight="bold" style:font-weight-asian="bold" style:font-weight-complex="bold" fo:language="en" fo:country="NL"/>
    </style:style>
    <style:style style:name="P137" style:parent-style-name="Standaard" style:list-style-name="LFO11" style:family="paragraph">
      <style:text-properties fo:language="en" fo:country="NL"/>
    </style:style>
    <style:style style:name="P138" style:parent-style-name="Standaard" style:list-style-name="LFO11" style:family="paragraph">
      <style:text-properties fo:language="en" fo:country="NL"/>
    </style:style>
    <style:style style:name="P139" style:parent-style-name="Standaard" style:list-style-name="LFO11" style:family="paragraph">
      <style:text-properties fo:language="en" fo:country="NL"/>
    </style:style>
    <style:style style:name="P140" style:parent-style-name="Standaard" style:family="paragraph">
      <style:text-properties fo:font-weight="bold" style:font-weight-asian="bold" style:font-weight-complex="bold" fo:language="en" fo:country="NL"/>
    </style:style>
    <style:style style:name="P141" style:parent-style-name="Standaard" style:family="paragraph">
      <style:text-properties fo:font-weight="bold" style:font-weight-asian="bold" style:font-weight-complex="bold" fo:language="en" fo:country="NL"/>
    </style:style>
    <style:style style:name="P142" style:parent-style-name="Standaard" style:list-style-name="LFO12" style:family="paragraph">
      <style:text-properties fo:language="en" fo:country="NL"/>
    </style:style>
    <style:style style:name="P143" style:parent-style-name="Standaard" style:list-style-name="LFO12" style:family="paragraph">
      <style:text-properties fo:language="en" fo:country="NL"/>
    </style:style>
    <style:style style:name="P144" style:parent-style-name="Standaard" style:list-style-name="LFO12" style:family="paragraph">
      <style:text-properties fo:language="en" fo:country="NL"/>
    </style:style>
    <style:style style:name="P145" style:parent-style-name="Standaard" style:family="paragraph">
      <style:text-properties fo:font-weight="bold" style:font-weight-asian="bold" style:font-weight-complex="bold" fo:language="en" fo:country="NL"/>
    </style:style>
    <style:style style:name="P146" style:parent-style-name="Standaard" style:list-style-name="LFO13" style:family="paragraph">
      <style:text-properties fo:language="en" fo:country="NL"/>
    </style:style>
    <style:style style:name="P147" style:parent-style-name="Standaard" style:list-style-name="LFO13" style:family="paragraph">
      <style:text-properties fo:language="en" fo:country="NL"/>
    </style:style>
    <style:style style:name="P148" style:parent-style-name="Standaard" style:family="paragraph">
      <style:text-properties fo:font-weight="bold" style:font-weight-asian="bold" style:font-weight-complex="bold" fo:language="en" fo:country="NL"/>
    </style:style>
    <style:style style:name="P149" style:parent-style-name="Standaard" style:list-style-name="LFO14" style:family="paragraph"/>
    <style:style style:name="T150" style:parent-style-name="Standaardalinea-lettertype" style:family="text">
      <style:text-properties fo:font-weight="bold" style:font-weight-asian="bold" style:font-weight-complex="bold" fo:language="en" fo:country="NL"/>
    </style:style>
    <style:style style:name="T151" style:parent-style-name="Standaardalinea-lettertype" style:family="text">
      <style:text-properties fo:language="en" fo:country="NL"/>
    </style:style>
    <style:style style:name="P152" style:parent-style-name="Standaard" style:list-style-name="LFO14" style:family="paragraph"/>
    <style:style style:name="T153" style:parent-style-name="Standaardalinea-lettertype" style:family="text">
      <style:text-properties fo:font-weight="bold" style:font-weight-asian="bold" style:font-weight-complex="bold" fo:language="en" fo:country="NL"/>
    </style:style>
    <style:style style:name="T154" style:parent-style-name="Standaardalinea-lettertype" style:family="text">
      <style:text-properties fo:language="en" fo:country="NL"/>
    </style:style>
    <style:style style:name="P155" style:parent-style-name="Standaard" style:list-style-name="LFO14" style:family="paragraph"/>
    <style:style style:name="T156" style:parent-style-name="Standaardalinea-lettertype" style:family="text">
      <style:text-properties fo:font-weight="bold" style:font-weight-asian="bold" style:font-weight-complex="bold" fo:language="en" fo:country="NL"/>
    </style:style>
    <style:style style:name="T157" style:parent-style-name="Standaardalinea-lettertype" style:family="text">
      <style:text-properties fo:language="en" fo:country="NL"/>
    </style:style>
    <style:style style:name="P158" style:parent-style-name="Standaard" style:list-style-name="LFO14" style:family="paragraph"/>
    <style:style style:name="T159" style:parent-style-name="Standaardalinea-lettertype" style:family="text">
      <style:text-properties fo:font-weight="bold" style:font-weight-asian="bold" style:font-weight-complex="bold" fo:language="en" fo:country="NL"/>
    </style:style>
    <style:style style:name="T160" style:parent-style-name="Standaardalinea-lettertype" style:family="text">
      <style:text-properties fo:language="en" fo:country="NL"/>
    </style:style>
    <style:style style:name="P161" style:parent-style-name="Standaard" style:family="paragraph">
      <style:text-properties fo:font-weight="bold" style:font-weight-asian="bold" style:font-weight-complex="bold" fo:language="en" fo:country="NL"/>
    </style:style>
    <style:style style:name="P162" style:parent-style-name="Standaard" style:list-style-name="LFO15" style:family="paragraph"/>
    <style:style style:name="T163" style:parent-style-name="Standaardalinea-lettertype" style:family="text">
      <style:text-properties fo:font-weight="bold" style:font-weight-asian="bold" style:font-weight-complex="bold" fo:language="en" fo:country="NL"/>
    </style:style>
    <style:style style:name="T164" style:parent-style-name="Standaardalinea-lettertype" style:family="text">
      <style:text-properties fo:language="en" fo:country="NL"/>
    </style:style>
    <style:style style:name="P165" style:parent-style-name="Standaard" style:list-style-name="LFO15" style:family="paragraph"/>
    <style:style style:name="T166" style:parent-style-name="Standaardalinea-lettertype" style:family="text">
      <style:text-properties fo:font-weight="bold" style:font-weight-asian="bold" style:font-weight-complex="bold" fo:language="en" fo:country="NL"/>
    </style:style>
    <style:style style:name="T167" style:parent-style-name="Standaardalinea-lettertype" style:family="text">
      <style:text-properties fo:language="en" fo:country="NL"/>
    </style:style>
    <style:style style:name="P168" style:parent-style-name="Standaard" style:family="paragraph">
      <style:text-properties fo:font-weight="bold" style:font-weight-asian="bold" style:font-weight-complex="bold" fo:language="en" fo:country="NL"/>
    </style:style>
    <style:style style:name="P169" style:parent-style-name="Standaard" style:list-style-name="LFO16" style:family="paragraph">
      <style:text-properties fo:language="en" fo:country="NL"/>
    </style:style>
    <style:style style:name="P170" style:parent-style-name="Standaard" style:list-style-name="LFO16" style:family="paragraph">
      <style:text-properties fo:language="en" fo:country="NL"/>
    </style:style>
    <style:style style:name="P171" style:parent-style-name="Standaard" style:list-style-name="LFO16" style:family="paragraph">
      <style:text-properties fo:language="en" fo:country="NL"/>
    </style:style>
    <style:style style:name="P172" style:parent-style-name="Standaard" style:family="paragraph">
      <style:text-properties fo:language="en" fo:country="NL"/>
    </style:style>
  </office:automatic-styles>
  <office:body>
    <office:text text:use-soft-page-breaks="true">
      <text:p text:style-name="P1"><text:span text:style-name="T2">Functioneel Ontwerp: Kasteel Limbricht Ticketing Systeem</text:span></text:p>
      <text:p text:style-name="P3">1. Algemene Overzicht</text:p>
      <text:p text:style-name="P4">Dit ontwerp richt zich op een ticketverkoopsysteem voor Kasteel Limbricht dat bezoekers in staat stelt om tickets aan te schaffen en medewerkers om deze tickets te scannen en te valideren. Het systeem biedt zowel basis- als advanced functionaliteiten om de ticketverkoop en -validatie te beheren, en voorziet in ondersteuning voor meerdere talen, verschillende ticketcategorieën en kortingen.</text:p>
      <text:p text:style-name="P5">2. Basisfunctionaliteiten</text:p>
      <text:p text:style-name="P6">2.1 Bezoekers kunnen een ticket kopen via een eenvoudige website</text:p>
      <text:list text:style-name="LFO1" text:continue-numbering="true">
        <text:list-item>
          <text:p text:style-name="P7"><text:span text:style-name="T8">Functie:</text:span><text:span text:style-name="T9"><text:s/>Een gebruiksvriendelijke website voor ticketverkoop.</text:span></text:p>
        </text:list-item>
        <text:list-item>
          <text:p text:style-name="P10"><text:span text:style-name="T11">Beschrijving:</text:span><text:span text:style-name="T12"><text:s/>Bezoekers kunnen via een website tickets kopen voor het Kasteel Limbricht. De website biedt een overzicht van beschikbare tickets en prijzen.</text:span></text:p>
          <text:list text:continue-numbering="true">
            <text:list-item>
              <text:p text:style-name="P13"><text:span text:style-name="T14">Functionaliteit:</text:span></text:p>
              <text:list text:continue-numbering="true">
                <text:list-item>
                  <text:p text:style-name="P15">Selectie van het gewenste tickettype (volwassene, kind, groep, etc.)</text:p>
                </text:list-item>
                <text:list-item>
                  <text:p text:style-name="P16">Vul in gegevens zoals naam, e-mail, aantal tickets, etc.</text:p>
                </text:list-item>
                <text:list-item>
                  <text:p text:style-name="P17">Betaalopties (via betaalprovider zoals iDEAL, PayPal, etc.)</text:p>
                </text:list-item>
                <text:list-item>
                  <text:p text:style-name="P18">Bevestiging van de aankoop.</text:p>
                </text:list-item>
              </text:list>
            </text:list-item>
          </text:list>
        </text:list-item>
      </text:list>
      <text:p text:style-name="P19">2.2 Elk ticket bevat een unieke QR-code</text:p>
      <text:list text:style-name="LFO2" text:continue-numbering="true">
        <text:list-item>
          <text:p text:style-name="P20"><text:span text:style-name="T21">Functie:</text:span><text:span text:style-name="T22"><text:s/>Iedere ticket heeft een unieke QR-code.</text:span></text:p>
        </text:list-item>
        <text:list-item>
          <text:p text:style-name="P23"><text:span text:style-name="T24">Beschrijving:</text:span><text:span text:style-name="T25"><text:s/>Na aankoop ontvangt de bezoeker een ticket met een unieke QR-code die als toegangsbewijs geldt voor het Kasteel.</text:span></text:p>
          <text:list text:continue-numbering="true">
            <text:list-item>
              <text:p text:style-name="P26"><text:span text:style-name="T27">Functionaliteit:</text:span></text:p>
              <text:list text:continue-numbering="true">
                <text:list-item>
                  <text:p text:style-name="P28">QR-code wordt gegenereerd na betaling.</text:p>
                </text:list-item>
                <text:list-item>
                  <text:p text:style-name="P29">QR-code bevat unieke identificatie voor het ticket (ticketnummer).</text:p>
                </text:list-item>
                <text:list-item>
                  <text:p text:style-name="P30">De QR-code is zichtbaar op het PDF-ticket.</text:p>
                </text:list-item>
              </text:list>
            </text:list-item>
          </text:list>
        </text:list-item>
      </text:list>
      <text:p text:style-name="P31">2.3 Bezoekers ontvangen een ticket per e-mail als PDF</text:p>
      <text:list text:style-name="LFO3" text:continue-numbering="true">
        <text:list-item>
          <text:p text:style-name="P32"><text:span text:style-name="T33">Functie:</text:span><text:span text:style-name="T34"><text:s/>E-ticket per e-mail.</text:span></text:p>
        </text:list-item>
        <text:list-item>
          <text:p text:style-name="P35"><text:span text:style-name="T36">Beschrijving:</text:span><text:span text:style-name="T37"><text:s/>Na aankoop van het ticket ontvangt de bezoeker een e-mail met het ticket als PDF bijlage.</text:span></text:p>
          <text:list text:continue-numbering="true">
            <text:list-item>
              <text:p text:style-name="P38"><text:span text:style-name="T39">Functionaliteit:</text:span></text:p>
              <text:list text:continue-numbering="true">
                <text:list-item>
                  <text:p text:style-name="P40">Automatische e-mail wordt verzonden naar het e-mailadres van de bezoeker.</text:p>
                </text:list-item>
                <text:list-item>
                  <text:p text:style-name="P41">De e-mail bevat het ticket in PDF-formaat met QR-code en aankoopdetails.</text:p>
                </text:list-item>
                <text:list-item>
                  <text:p text:style-name="P42">PDF bevat duidelijke informatie (datum, tijd, ticketcategorie, etc.)</text:p>
                </text:list-item>
              </text:list>
            </text:list-item>
          </text:list>
        </text:list-item>
      </text:list>
      <text:p text:style-name="P43">2.4 Een apart inlogsysteem voor medewerkers van Kasteel Limbricht</text:p>
      <text:list text:style-name="LFO4" text:continue-numbering="true">
        <text:list-item>
          <text:p text:style-name="P44"><text:span text:style-name="T45">Functie:</text:span><text:span text:style-name="T46"><text:s/>Medewerkers kunnen inloggen op het systeem.</text:span></text:p>
        </text:list-item>
        <text:list-item>
          <text:p text:style-name="P47"><text:span text:style-name="T48">Beschrijving:</text:span><text:span text:style-name="T49"><text:s/>Er is een apart inlogsysteem voor medewerkers van Kasteel Limbricht om toegang te krijgen tot het ticketbeheer.</text:span></text:p>
          <text:list text:continue-numbering="true">
            <text:list-item>
              <text:p text:style-name="P50"><text:span text:style-name="T51">Functionaliteit:</text:span></text:p>
              <text:list text:continue-numbering="true">
                <text:list-item>
                  <text:p text:style-name="P52">Medewerkers krijgen een gebruikersnaam en wachtwoord voor toegang tot het systeem.</text:p>
                </text:list-item>
                <text:list-item>
                  <text:p text:style-name="P53">Inloggen via een beveiligd portaal.</text:p>
                </text:list-item>
                <text:list-item>
                  <text:p text:style-name="P54">Rollenbeheer: Er kunnen verschillende rollen worden toegewezen (bv. beheerder, medewerker ticketvalidatie).</text:p>
                </text:list-item>
              </text:list>
            </text:list-item>
          </text:list>
        </text:list-item>
      </text:list>
      <text:p text:style-name="P55">2.5 Medewerkers kunnen inloggen en tickets scannen met een QR-code scanner en valideren</text:p>
      <text:list text:style-name="LFO5" text:continue-numbering="true">
        <text:list-item>
          <text:p text:style-name="P56"><text:span text:style-name="T57">Functie:</text:span><text:span text:style-name="T58"><text:s/>Tickets kunnen gescand worden door medewerkers.</text:span></text:p>
        </text:list-item>
        <text:list-item>
          <text:p text:style-name="P59"><text:span text:style-name="T60">Beschrijving:</text:span><text:span text:style-name="T61"><text:s/>Medewerkers gebruiken een QR-code scanner om tickets te scannen en te valideren bij de ingang.</text:span></text:p>
          <text:list text:continue-numbering="true">
            <text:list-item>
              <text:p text:style-name="P62"><text:span text:style-name="T63">Functionaliteit:</text:span></text:p>
              <text:list text:continue-numbering="true">
                <text:list-item>
                  <text:p text:style-name="P64">QR-code wordt gescand via een scanner of mobiele app.</text:p>
                </text:list-item>
                <text:list-item>
                  <text:p text:style-name="P65">Het systeem valideert het ticket en toont een melding of het ticket geldig of ongeldig is.</text:p>
                </text:list-item>
                <text:list-item>
                  <text:p text:style-name="P66">Validatie toont informatie over het ticket (naam, datum, etc.).</text:p>
                </text:list-item>
              </text:list>
            </text:list-item>
          </text:list>
        </text:list-item>
      </text:list>
      <text:p text:style-name="P67">3. Advanced Functionaliteiten</text:p>
      <text:p text:style-name="P68">3.1 Tickets kunnen in meerdere categorieën worden aangeboden (volwassenen, kinderen, groepen)</text:p>
      <text:list text:style-name="LFO6" text:continue-numbering="true">
        <text:list-item>
          <text:p text:style-name="P69"><text:span text:style-name="T70">Functie:</text:span><text:span text:style-name="T71"><text:s/>Verschillende ticketcategorieën beschikbaar voor verkoop.</text:span></text:p>
        </text:list-item>
        <text:list-item>
          <text:p text:style-name="P72"><text:span text:style-name="T73">Beschrijving:</text:span><text:span text:style-name="T74"><text:s/>Tickets worden aangeboden in verschillende categorieën, afhankelijk van de doelgroep.</text:span></text:p>
          <text:list text:continue-numbering="true">
            <text:list-item>
              <text:p text:style-name="P75"><text:span text:style-name="T76">Functionaliteit:</text:span></text:p>
              <text:list text:continue-numbering="true">
                <text:list-item>
                  <text:p text:style-name="P77">Categorieën zoals volwassenen, kinderen, senioren, groepen, etc.</text:p>
                </text:list-item>
                <text:list-item>
                  <text:p text:style-name="P78">Bezoeker kan het gewenste tickettype kiezen bij aankoop.</text:p>
                </text:list-item>
                <text:list-item>
                  <text:p text:style-name="P79">Prijzen variëren per categorie.</text:p>
                </text:list-item>
              </text:list>
            </text:list-item>
          </text:list>
        </text:list-item>
      </text:list>
      <text:p text:style-name="P80">3.2 Meertalige ondersteuning (Nederlands en Engels)</text:p>
      <text:list text:style-name="LFO7" text:continue-numbering="true">
        <text:list-item>
          <text:p text:style-name="P81"><text:span text:style-name="T82">Functie:</text:span><text:span text:style-name="T83"><text:s/>De website en het ticketverkoopsysteem zijn meertalig.</text:span></text:p>
        </text:list-item>
        <text:list-item>
          <text:p text:style-name="P84"><text:span text:style-name="T85">Beschrijving:</text:span><text:span text:style-name="T86"><text:s/>De ticketverkoopwebsite ondersteunt zowel de Nederlandse als Engelse taal.</text:span></text:p>
          <text:list text:continue-numbering="true">
            <text:list-item>
              <text:p text:style-name="P87"><text:span text:style-name="T88">Functionaliteit:</text:span></text:p>
              <text:list text:continue-numbering="true">
                <text:list-item>
                  <text:p text:style-name="P89">Gebruiker kan de taal kiezen bij het laden van de website.</text:p>
                </text:list-item>
                <text:list-item>
                  <text:p text:style-name="P90">Alle tekst, knoppen en beschrijvingen worden vertaald.</text:p>
                </text:list-item>
                <text:list-item>
                  <text:p text:style-name="P91">Meertalige communicatie in de bevestigingsmails en tickets.</text:p>
                </text:list-item>
              </text:list>
            </text:list-item>
          </text:list>
        </text:list-item>
      </text:list>
      <text:p text:style-name="P92">3.3 Optionele invoeging van kortingscodes</text:p>
      <text:list text:style-name="LFO8" text:continue-numbering="true">
        <text:list-item>
          <text:p text:style-name="P93"><text:span text:style-name="T94">Functie:</text:span><text:span text:style-name="T95"><text:s/>Bezoekers kunnen kortingscodes invoeren bij de aankoop.</text:span></text:p>
        </text:list-item>
        <text:list-item>
          <text:p text:style-name="P96"><text:span text:style-name="T97">Beschrijving:</text:span><text:span text:style-name="T98"><text:s/>Bezoekers kunnen kortingscodes invoeren voor korting op hun ticketprijs.</text:span></text:p>
          <text:list text:continue-numbering="true">
            <text:list-item>
              <text:p text:style-name="P99"><text:span text:style-name="T100">Functionaliteit:</text:span></text:p>
              <text:list text:continue-numbering="true">
                <text:list-item>
                  <text:p text:style-name="P101">Tijdens het afrekenproces kan een kortingscode worden ingevoerd.</text:p>
                </text:list-item>
                <text:list-item>
                  <text:p text:style-name="P102">Het systeem valideert de kortingscode (kortingpercentage of vast bedrag).</text:p>
                </text:list-item>
                <text:list-item>
                  <text:p text:style-name="P103">Kortingscode kan gekoppeld zijn aan specifieke tickets of een datumrange.</text:p>
                </text:list-item>
              </text:list>
            </text:list-item>
          </text:list>
        </text:list-item>
      </text:list>
      <text:p text:style-name="P104">3.4 Dashboard waarin medewerkers statistieken kunnen bekijken, zoals het aantal gescande tickets per dag</text:p>
      <text:list text:style-name="LFO9" text:continue-numbering="true">
        <text:list-item>
          <text:p text:style-name="P105"><text:span text:style-name="T106">Functie:</text:span><text:span text:style-name="T107"><text:s/>Dashboard voor medewerkers.</text:span></text:p>
        </text:list-item>
        <text:list-item>
          <text:p text:style-name="P108"><text:span text:style-name="T109">Beschrijving:</text:span><text:span text:style-name="T110"><text:s/>Medewerkers hebben toegang tot een dashboard om de ticketverkoop en validatie te monitoren.</text:span></text:p>
          <text:list text:continue-numbering="true">
            <text:list-item>
              <text:p text:style-name="P111"><text:span text:style-name="T112">Functionaliteit:</text:span></text:p>
              <text:list text:continue-numbering="true">
                <text:list-item>
                  <text:p text:style-name="P113">Statistieken over het aantal verkochte tickets per dag, per categorie, etc.</text:p>
                </text:list-item>
                <text:list-item>
                  <text:p text:style-name="P114">Grafieken en tabellen voor beter inzicht in de gegevens.</text:p>
                </text:list-item>
                <text:list-item>
                  <text:p text:style-name="P115">Mogelijkheid om trends te analyseren (bijv. pieken in ticketverkoop).</text:p>
                </text:list-item>
              </text:list>
            </text:list-item>
          </text:list>
        </text:list-item>
      </text:list>
      <text:p text:style-name="P116">3.5 Mogelijkheid om tickets handmatig op nummer te valideren</text:p>
      <text:list text:style-name="LFO10" text:continue-numbering="true">
        <text:list-item>
          <text:p text:style-name="P117"><text:span text:style-name="T118">Functie:</text:span><text:span text:style-name="T119"><text:s/>Handmatige ticketvalidatie.</text:span></text:p>
        </text:list-item>
        <text:list-item>
          <text:p text:style-name="P120"><text:span text:style-name="T121">Beschrijving:</text:span><text:span text:style-name="T122"><text:s/>In gevallen waar een QR-code niet gescand kan worden, kunnen medewerkers tickets handmatig valideren op basis van het ticketnummer.</text:span></text:p>
          <text:list text:continue-numbering="true">
            <text:list-item>
              <text:p text:style-name="P123"><text:span text:style-name="T124">Functionaliteit:</text:span></text:p>
              <text:list text:continue-numbering="true">
                <text:list-item>
                  <text:p text:style-name="P125">Medewerkers voeren het ticketnummer in op een scherm of via een admin-interface.</text:p>
                </text:list-item>
                <text:list-item>
                  <text:p text:style-name="P126">Het systeem toont of het ticket geldig of ongeldig is.</text:p>
                </text:list-item>
                <text:list-item>
                  <text:p text:style-name="P127">Handmatige validatie wordt gelogd voor later gebruik.</text:p>
                </text:list-item>
              </text:list>
            </text:list-item>
          </text:list>
        </text:list-item>
      </text:list>
      <text:soft-page-break/>
      <text:p text:style-name="P128">3.6 Notificaties voor dubbele of ongeldig gescande tickets</text:p>
      <text:list text:style-name="LFO11" text:continue-numbering="true">
        <text:list-item>
          <text:p text:style-name="P129"><text:span text:style-name="T130">Functie:</text:span><text:span text:style-name="T131"><text:s/>Notificaties voor ongeldige tickets.</text:span></text:p>
        </text:list-item>
        <text:list-item>
          <text:p text:style-name="P132"><text:span text:style-name="T133">Beschrijving:</text:span><text:span text:style-name="T134"><text:s/>Het systeem detecteert en waarschuwt medewerkers wanneer een ticket al gescand is of ongeldig is.</text:span></text:p>
          <text:list text:continue-numbering="true">
            <text:list-item>
              <text:p text:style-name="P135"><text:span text:style-name="T136">Functionaliteit:</text:span></text:p>
              <text:list text:continue-numbering="true">
                <text:list-item>
                  <text:p text:style-name="P137">Het systeem markeert dubbele scans van hetzelfde ticket als “ongeldig”.</text:p>
                </text:list-item>
                <text:list-item>
                  <text:p text:style-name="P138">Notificatie wordt gepresenteerd aan de medewerker bij het scannen.</text:p>
                </text:list-item>
                <text:list-item>
                  <text:p text:style-name="P139">Ongeldige tickets worden geblokkeerd voor verdere validatie.</text:p>
                </text:list-item>
              </text:list>
            </text:list-item>
          </text:list>
        </text:list-item>
      </text:list>
      <text:p text:style-name="P140">4. Technische Specificaties</text:p>
      <text:p text:style-name="P141">4.1 Beveiliging en Privacy</text:p>
      <text:list text:style-name="LFO12" text:continue-numbering="true">
        <text:list-item>
          <text:p text:style-name="P142">Alle communicatie moet versleuteld zijn via HTTPS.</text:p>
        </text:list-item>
        <text:list-item>
          <text:p text:style-name="P143">Medewerkersaccounts en ticketinformatie moeten veilig worden opgeslagen.</text:p>
        </text:list-item>
        <text:list-item>
          <text:p text:style-name="P144">Gegevens van bezoekers moeten voldoen aan de AVG-richtlijnen.</text:p>
        </text:list-item>
      </text:list>
      <text:p text:style-name="P145">4.2 Betalingen en Verwerking</text:p>
      <text:list text:style-name="LFO13" text:continue-numbering="true">
        <text:list-item>
          <text:p text:style-name="P146">Integratie met betalingssysteem (bijv. iDEAL, PayPal, etc.)</text:p>
        </text:list-item>
        <text:list-item>
          <text:p text:style-name="P147">Transacties worden veilig verwerkt en bevestigd via een betalingsgateway.</text:p>
        </text:list-item>
      </text:list>
      <text:p text:style-name="P148">4.3 Platform en Technologie</text:p>
      <text:list text:style-name="LFO14" text:continue-numbering="true">
        <text:list-item>
          <text:p text:style-name="P149"><text:span text:style-name="T150">Frontend:</text:span><text:span text:style-name="T151"><text:s/>HTML, CSS, JavaScript (mogelijk een framework zoals React of Vue voor dynamische weergave).</text:span></text:p>
        </text:list-item>
        <text:list-item>
          <text:p text:style-name="P152"><text:span text:style-name="T153">Backend:</text:span><text:span text:style-name="T154"><text:s/>Node.js of Python (Flask/Django) voor ticketverwerking en databasebeheer.</text:span></text:p>
        </text:list-item>
        <text:list-item>
          <text:p text:style-name="P155"><text:span text:style-name="T156">Database:</text:span><text:span text:style-name="T157"><text:s/>MySQL of PostgreSQL voor het opslaan van ticketgegevens, gebruikersinformatie en validatielogs.</text:span></text:p>
        </text:list-item>
        <text:list-item>
          <text:p text:style-name="P158"><text:span text:style-name="T159">QR-code Generatie:</text:span><text:span text:style-name="T160"><text:s/>Gebruik van een QR-code generatorbibliotheek voor het maken van unieke codes (bijv. qrcode in Python).</text:span></text:p>
        </text:list-item>
      </text:list>
      <text:p text:style-name="P161">4.4 Integraties</text:p>
      <text:list text:style-name="LFO15" text:continue-numbering="true">
        <text:list-item>
          <text:p text:style-name="P162"><text:span text:style-name="T163">E-mail:</text:span><text:span text:style-name="T164"><text:s/>Integratie met een e-mailservice zoals SendGrid voor het versturen van tickets.</text:span></text:p>
        </text:list-item>
        <text:list-item>
          <text:p text:style-name="P165"><text:span text:style-name="T166">QR-code Scanner:</text:span><text:span text:style-name="T167"><text:s/>Er moet een applicatie of apparaat beschikbaar zijn voor het scannen van QR-codes bij de ingang van het Kasteel.</text:span></text:p>
        </text:list-item>
      </text:list>
      <text:p text:style-name="P168">5. Gebruiksvriendelijkheid en Toegankelijkheid</text:p>
      <text:list text:style-name="LFO16" text:continue-numbering="true">
        <text:list-item>
          <text:p text:style-name="P169">Website moet mobielvriendelijk zijn, aangezien veel bezoekers mogelijk via hun smartphone tickets kopen.</text:p>
        </text:list-item>
        <text:list-item>
          <text:p text:style-name="P170">Het systeem moet toegankelijk zijn voor mensen met beperkingen, bijvoorbeeld door een contrastmodus of schermlezerondersteuning.</text:p>
        </text:list-item>
        <text:list-item>
          <text:p text:style-name="P171">Alle knoppen en formulieren moeten duidelijk gelabeld zijn en gemakkelijk toegankelijk.</text:p>
        </text:list-item>
      </text:list>
      <text:p text:style-name="P1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yden (J.J.C.) Schreuder</meta:initial-creator>
    <dc:creator>Jayden (J.J.C.) Schreuder</dc:creator>
    <meta:creation-date>2025-03-31T09:11:00Z</meta:creation-date>
    <dc:date>2025-03-31T09:11:00Z</dc:date>
    <meta:template xlink:href="Normal.dotm" xlink:type="simple"/>
    <meta:editing-cycles>1</meta:editing-cycles>
    <meta:editing-duration>PT0S</meta:editing-duration>
    <meta:document-statistic meta:page-count="5" meta:paragraph-count="13" meta:word-count="1025" meta:character-count="6855" meta:row-count="48" meta:non-whitespace-character-count="5843"/>
  </office:meta>
</office:document-meta>
</file>